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Normal" style:family="paragraph">
      <style:text-properties fo:font-weight="bold" style:font-weight-asian="bold" style:font-weight-complex="bold" fo:color="#FF0000"/>
    </style:style>
    <style:style style:name="P10" style:parent-style-name="Paragraphedeliste" style:list-style-name="LFO4" style:family="paragraph"/>
    <style:style style:name="P11" style:parent-style-name="Paragraphedeliste" style:list-style-name="LFO4" style:family="paragraph"/>
    <style:style style:name="P12" style:parent-style-name="Paragraphedeliste" style:list-style-name="LFO5" style:family="paragraph">
      <style:paragraph-properties fo:text-indent="0.0479in"/>
    </style:style>
    <style:style style:name="P13" style:parent-style-name="Paragraphedeliste" style:list-style-name="LFO5" style:family="paragraph">
      <style:paragraph-properties fo:text-indent="0.0479in"/>
    </style:style>
    <style:style style:name="P14" style:parent-style-name="Paragraphedeliste" style:list-style-name="LFO5" style:family="paragraph">
      <style:paragraph-properties fo:text-indent="0.0479in"/>
    </style:style>
    <style:style style:name="P15" style:parent-style-name="Paragraphedeliste" style:list-style-name="LFO5" style:family="paragraph">
      <style:paragraph-properties fo:text-indent="0.0479in"/>
    </style:style>
    <style:style style:name="P16" style:parent-style-name="Paragraphedeliste" style:list-style-name="LFO4" style:family="paragraph"/>
    <style:style style:name="T17" style:parent-style-name="Policepardéfaut" style:family="text">
      <style:text-properties fo:font-weight="bold" style:font-weight-asian="bold" style:font-weight-complex="bold" fo:color="#FF0000"/>
    </style:style>
    <style:style style:name="P18" style:parent-style-name="Paragraphedeliste" style:list-style-name="LFO5" style:family="paragraph">
      <style:paragraph-properties fo:text-indent="0.0479in"/>
    </style:style>
    <style:style style:name="P19" style:parent-style-name="Paragraphedeliste" style:list-style-name="LFO5" style:family="paragraph">
      <style:paragraph-properties fo:text-indent="0.0479in"/>
    </style:style>
    <style:style style:name="P20" style:parent-style-name="Paragraphedeliste" style:list-style-name="LFO5" style:family="paragraph">
      <style:paragraph-properties fo:text-indent="0.0479in"/>
    </style:style>
    <style:style style:name="P21" style:parent-style-name="Paragraphedeliste" style:list-style-name="LFO5" style:family="paragraph">
      <style:paragraph-properties fo:text-indent="0.0479in"/>
    </style:style>
    <style:style style:name="P22" style:parent-style-name="Paragraphedeliste" style:list-style-name="LFO5" style:family="paragraph">
      <style:paragraph-properties fo:text-indent="0.0479in"/>
    </style:style>
    <style:style style:name="P23" style:parent-style-name="Paragraphedeliste" style:list-style-name="LFO5" style:family="paragraph">
      <style:paragraph-properties fo:text-indent="0.0479in"/>
    </style:style>
    <style:style style:name="P24" style:parent-style-name="Paragraphedeliste" style:list-style-name="LFO5" style:family="paragraph">
      <style:paragraph-properties fo:text-indent="0.0479in"/>
    </style:style>
    <style:style style:name="P25" style:parent-style-name="Normal" style:family="paragraph">
      <style:text-properties fo:font-weight="bold" style:font-weight-asian="bold" style:font-weight-complex="bold" fo:color="#FF0000"/>
    </style:style>
    <style:style style:name="T26" style:parent-style-name="Policepardéfaut" style:family="text">
      <style:text-properties fo:font-weight="bold" style:font-weight-asian="bold" style:font-weight-complex="bold" fo:color="#FF0000"/>
    </style:style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Paragraphedeliste" style:list-style-name="LFO1" style:family="paragraph"/>
    <style:style style:name="P33" style:parent-style-name="Paragraphedeliste" style:list-style-name="LFO1" style:family="paragraph"/>
    <style:style style:name="P34" style:parent-style-name="Normal" style:family="paragraph">
      <style:text-properties fo:font-weight="bold" style:font-weight-asian="bold" style:font-weight-complex="bold" fo:color="#FF0000"/>
    </style:style>
  </office:automatic-styles>
  <office:body>
    <office:text text:use-soft-page-breaks="true">
      <text:p text:style-name="P1"><text:s text:c="6"/>OBJECTIF DU SITE WEB</text:p>
      <text:p text:style-name="Normal"><text:s text:c="4"/>Il s’agit d’un site vitrine pour :</text:p>
      <text:list text:style-name="LFO1" text:continue-numbering="true">
        <text:list-item>
          <text:p text:style-name="P2">Présenter l’activité de l’entreprise, ses produits, ses valeurs et sa mission.</text:p>
        </text:list-item>
        <text:list-item>
          <text:p text:style-name="P3">Augmenter nos prospects à l’échelle nationale et internationale</text:p>
        </text:list-item>
        <text:list-item>
          <text:p text:style-name="P4">Augmenter notre visibilité sur le web et profiter du trafic internet pour promouvoir notre marque.</text:p>
        </text:list-item>
        <text:list-item>
          <text:p text:style-name="P5">Fournir un moyen de communication plus sympa.</text:p>
        </text:list-item>
        <text:list-item>
          <text:p text:style-name="P6">Mettre en avant notre stratégie de développement durable et gagner la confiance de nos partenaires.<text:s/></text:p>
        </text:list-item>
        <text:list-item>
          <text:p text:style-name="P7">Promouvoir notre marque employeur et attirer les meilleurs talents.</text:p>
        </text:list-item>
        <text:list-item>
          <text:p text:style-name="P8">Générer plus de trafic à partir de site web de notre groupe et à partir de nos comptes des réseaux sociaux.</text:p>
        </text:list-item>
      </text:list>
      <text:p text:style-name="P9"><text:s text:c="5"/>CHARTE GRAPHIQUE ET DESIGN</text:p>
      <text:list text:style-name="LFO4" text:continue-numbering="true">
        <text:list-item>
          <text:p text:style-name="P10">Nous avons une charte graphique du groupe Secil qui pourra servir d’inspiration pour la création de notre site web<text:s/></text:p>
        </text:list-item>
        <text:list-item>
          <text:p text:style-name="P11">Ci-dessous quelques site web du groupe pour inspiration :</text:p>
        </text:list-item>
      </text:list>
      <text:list text:style-name="LFO5" text:continue-numbering="true">
        <text:list-item>
          <text:p text:style-name="P12">https://www.secil-group.com/</text:p>
        </text:list-item>
        <text:list-item>
          <text:p text:style-name="P13">https://secil.es/</text:p>
        </text:list-item>
        <text:list-item>
          <text:p text:style-name="P14">https://www.secil.pt/</text:p>
        </text:list-item>
        <text:list-item>
          <text:p text:style-name="P15">https://www.supremocimento.com.br/</text:p>
        </text:list-item>
      </text:list>
      <text:list text:style-name="LFO4" text:continue-numbering="true">
        <text:list-item>
          <text:p text:style-name="P16">Notre entreprise évolue dans le secteur du bâtiment et s’adresse aux professionnels de partout dans le monde, nous souhaitons donc avoir un graphisme simple, épuré qui inspire confiance.</text:p>
        </text:list-item>
      </text:list>
      <text:p text:style-name="Normal"><text:s text:c="4"/><text:span text:style-name="T17">PRESENCE DE NOS CONCURRENTS SUR LE WEB</text:span></text:p>
      <text:list text:style-name="LFO5" text:continue-numbering="true">
        <text:list-item>
          <text:p text:style-name="P18">https://www.carthagecement.com.tn/</text:p>
        </text:list-item>
        <text:list-item>
          <text:p text:style-name="P19">http://www.lescimentsdebizerte.ind.tn/</text:p>
        </text:list-item>
        <text:list-item>
          <text:p text:style-name="P20">https://www.votorantimcimentos.tn/fr-fr</text:p>
        </text:list-item>
        <text:list-item>
          <text:p text:style-name="P21">https://www.colacem.com/tn/fr</text:p>
        </text:list-item>
        <text:list-item>
          <text:p text:style-name="P22">http://www.hanacem.tn/fr.html</text:p>
        </text:list-item>
        <text:list-item>
          <text:p text:style-name="P23">https://sotacib.com/kairouan/fr/</text:p>
        </text:list-item>
        <text:list-item>
          <text:p text:style-name="P24">https://www.ciok.com.tn/</text:p>
        </text:list-item>
      </text:list>
      <text:p text:style-name="P25">DESCRIPTION FONCTIONNELLE ET TECHNIQUE :</text:p>
      <text:p text:style-name="Normal"><text:s text:c="6"/><text:span text:style-name="T26">RUBRIQUES :</text:span></text:p>
      <text:list text:style-name="LFO1" text:continue-numbering="true">
        <text:list-item>
          <text:p text:style-name="P27">Home page de présentation de l’entreprise, sa mission, sa vision et ses valeurs<text:s/></text:p>
        </text:list-item>
        <text:list-item>
          <text:p text:style-name="P28">Contacts</text:p>
        </text:list-item>
        <text:list-item>
          <text:p text:style-name="P29">Stratégie RSE et de développement durables.<text:s/></text:p>
        </text:list-item>
        <text:list-item>
          <text:p text:style-name="P30">Recrutement</text:p>
        </text:list-item>
        <text:list-item>
          <text:p text:style-name="P31">Produits</text:p>
        </text:list-item>
        <text:list-item>
          <text:p text:style-name="P32">Nos actualités</text:p>
        </text:list-item>
        <text:list-item>
          <text:p text:style-name="P33">Groupe SCG<text:s/></text:p>
        </text:list-item>
      </text:list>
      <text:p text:style-name="Normal"/>
      <text:soft-page-break/>
      <text:p text:style-name="P34"><text:s text:c="4"/>CONTENU :</text:p>
      <text:p text:style-name="Normal"/>
      <text:p text:style-name="Normal">Le contenu de nos rubriques peut comporter du texte, des vidéos, des images ou même des liens.</text:p>
      <text:p text:style-name="Normal">Certain contenu subira des mises à jour assez souvent tels que la rubrique « Nos actualités ».</text:p>
      <text:p text:style-name="Normal">Le contenu sera rédigé en langue française et doit subir la traduction en langues arabe et anglais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HAWLA BENBRAHIM</meta:initial-creator>
    <dc:creator>KHAWLA BENBRAHIM</dc:creator>
    <meta:creation-date>2023-07-07T07:19:00Z</meta:creation-date>
    <dc:date>2023-07-07T07:23:00Z</dc:date>
    <meta:template xlink:href="Normal" xlink:type="simple"/>
    <meta:editing-cycles>1</meta:editing-cycles>
    <meta:editing-duration>PT240S</meta:editing-duration>
    <meta:document-statistic meta:page-count="2" meta:paragraph-count="3" meta:word-count="300" meta:character-count="1950" meta:row-count="13" meta:non-whitespace-character-count="1653"/>
  </office:meta>
</office:document-meta>
</file>